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itre 1</text:h>
      <text:h text:style-name="Heading_20_2" text:outline-level="2">Titre 2</text:h>
      <text:h text:style-name="Heading_20_3" text:outline-level="3">Titre 3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c9211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3399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5:46:42.786565609</meta:creation-date>
    <dc:date>2022-01-05T15:48:13.583724383</dc:date>
    <meta:editing-duration>PT1M31S</meta:editing-duration>
    <meta:editing-cycles>1</meta:editing-cycles>
    <meta:document-statistic meta:table-count="0" meta:image-count="0" meta:object-count="0" meta:page-count="1" meta:paragraph-count="3" meta:word-count="6" meta:character-count="21" meta:non-whitespace-character-count="18"/>
    <meta:generator>LibreOffice/6.4.7.2$Linux_X86_64 LibreOffice_project/40$Build-2</meta:generator>
  </office:meta>
</office:document-meta>
</file>